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5.6611in" style:use-optimal-column-width="false"/>
    </style:style>
    <style:style style:name="TableColumn4" style:family="table-column">
      <style:table-column-properties style:column-width="5.8576in" style:use-optimal-column-width="false"/>
    </style:style>
    <style:style style:name="Table1" style:family="table" style:master-page-name="MP0">
      <style:table-properties style:width="13.2659in" fo:margin-left="-0.470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 fo:color="#000000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" style:parent-style-name="Fuentedepárrafopredeter." style:family="text">
      <style:text-properties style:font-name="Candara" fo:color="#000000"/>
    </style:style>
    <style:style style:name="T18" style:parent-style-name="Fuentedepárrafopredeter." style:family="text">
      <style:text-properties style:font-name="Candara" fo:color="#000000" fo:language="en" fo:country="US"/>
    </style:style>
    <style:style style:name="T19" style:parent-style-name="Fuentedepárrafopredeter." style:family="text">
      <style:text-properties style:font-name="Candara" fo:color="#000000"/>
    </style:style>
    <style:style style:name="P20" style:parent-style-name="PreformattedText" style:family="paragraph">
      <style:text-properties style:font-name="Candara" fo:color="#000000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" style:parent-style-name="PreformattedText" style:family="paragraph">
      <style:text-properties style:font-name="Candara" fo:color="#000000" fo:language="en" fo:country="US"/>
    </style:style>
    <style:style style:name="P23" style:parent-style-name="PreformattedText" style:family="paragraph">
      <style:text-properties style:font-name="Candara" fo:color="#000000" fo:language="en" fo:country="U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PreformattedText" style:family="paragraph">
      <style:text-properties style:font-name="Candara" fo:color="#000000" fo:language="en" fo:country="US"/>
    </style:style>
    <style:style style:name="P27" style:parent-style-name="PreformattedText" style:family="paragraph">
      <style:text-properties style:font-name="Candara" fo:color="#000000" fo:language="en" fo:country="US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3" style:parent-style-name="HTMLconformatoprevio" style:family="paragraph">
      <style:paragraph-properties fo:background-color="#FFFFFF"/>
    </style:style>
    <style:style style:name="T34" style:parent-style-name="Fuentedepárrafopredeter." style:family="text">
      <style:text-properties style:font-name="Candara" style:font-style-complex="italic" fo:color="#000000" fo:language="en" fo:country="U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PreformattedText" style:family="paragraph">
      <style:text-properties style:font-name="Candara" fo:color="#000000" fo:language="en" fo:country="US"/>
    </style:style>
    <style:style style:name="T38" style:parent-style-name="Fuentedepárrafopredeter." style:family="text">
      <style:text-properties style:font-name="Candara" fo:color="#000000" fo:language="en" fo:country="US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4" style:parent-style-name="HTMLconformatoprevio" style:family="paragraph">
      <style:paragraph-properties fo:background-color="#FFFFFF"/>
    </style:style>
    <style:style style:name="T45" style:parent-style-name="Fuentedepárrafopredeter." style:family="text">
      <style:text-properties style:font-name="Candara" fo:color="#000000"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PreformattedText" style:family="paragraph">
      <style:text-properties style:font-name="Candara" fo:color="#000000" fo:language="en" fo:country="US"/>
    </style:style>
    <style:style style:name="P49" style:parent-style-name="PreformattedText" style:family="paragraph">
      <style:text-properties style:font-name="Candara" fo:color="#000000" fo:language="en" fo:country="US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HTMLconformatoprevio" style:family="paragraph">
      <style:paragraph-properties fo:background-color="#FFFFFF"/>
      <style:text-properties style:font-name="Candara" fo:color="#000000"/>
    </style:style>
    <style:style style:name="P52" style:parent-style-name="HTMLconformatoprevio" style:family="paragraph">
      <style:paragraph-properties fo:background-color="#FFFFFF"/>
      <style:text-properties style:font-name="Candara" fo:color="#000000"/>
    </style:style>
    <style:style style:name="P53" style:parent-style-name="HTMLconformatoprevio" style:family="paragraph">
      <style:paragraph-properties fo:background-color="#FFFFFF"/>
      <style:text-properties style:font-name="Candara" fo:color="#000000"/>
    </style:style>
    <style:style style:name="TableRow54" style:family="table-row">
      <style:table-row-properties style:min-row-height="0.2027in"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PreformattedText" style:family="paragraph">
      <style:text-properties style:font-name="Candara" fo:color="#000000" fo:language="en" fo:country="US"/>
    </style:style>
    <style:style style:name="T57" style:parent-style-name="Fuentedepárrafopredeter." style:family="text">
      <style:text-properties style:font-name="Candara" fo:color="#000000" fo:language="en" fo:country="US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6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61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62" style:family="table-row">
      <style:table-row-properties style:min-row-height="0.2027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PreformattedText" style:family="paragraph">
      <style:text-properties style:font-name="Candara" fo:color="#000000" fo:language="en" fo:country="US"/>
    </style:style>
    <style:style style:name="T65" style:parent-style-name="Fuentedepárrafopredeter." style:family="text">
      <style:text-properties style:font-name="Candara" fo:color="#000000" fo:language="en" fo:country="US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68" style:parent-style-name="HTMLconformatoprevio" style:family="paragraph">
      <style:paragraph-properties fo:background-color="#FFFFFF"/>
    </style:style>
    <style:style style:name="T69" style:parent-style-name="Fuentedepárrafopredeter." style:family="text">
      <style:text-properties style:font-name="Candara" fo:color="#000000" fo:language="en" fo:country="US"/>
    </style:style>
    <style:style style:name="T70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ableRow71" style:family="table-row">
      <style:table-row-properties style:min-row-height="0.2027in"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PreformattedText" style:family="paragraph">
      <style:text-properties style:font-name="Candara" fo:color="#000000" fo:language="en" fo:country="US"/>
    </style:style>
    <style:style style:name="P74" style:parent-style-name="PreformattedText" style:family="paragraph">
      <style:text-properties style:font-name="Candara" fo:color="#000000" fo:language="en" fo:country="US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9" style:family="table-row">
      <style:table-row-properties style:min-row-height="0.2027in"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PreformattedText" style:family="paragraph">
      <style:text-properties style:font-name="Candara" fo:color="#000000" fo:language="en" fo:country="US"/>
    </style:style>
    <style:style style:name="P82" style:parent-style-name="PreformattedText" style:family="paragraph">
      <style:text-properties style:font-name="Candara" fo:color="#000000" fo:language="en" fo:country="US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HTMLconformatoprevio" style:family="paragraph">
      <style:paragraph-properties fo:background-color="#FFFFFF"/>
      <style:text-properties style:font-name="Candara" fo:color="#000000"/>
    </style:style>
    <style:style style:name="P85" style:parent-style-name="HTMLconformatoprevio" style:family="paragraph">
      <style:paragraph-properties fo:background-color="#FFFFFF"/>
      <style:text-properties style:font-name="Candara" fo:color="#000000"/>
    </style:style>
    <style:style style:name="P86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87" style:family="table-row">
      <style:table-row-properties style:min-row-height="0.2027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PreformattedText" style:family="paragraph">
      <style:text-properties style:font-name="Candara" fo:color="#000000" fo:language="en" fo:country="US"/>
    </style:style>
    <style:style style:name="P90" style:parent-style-name="PreformattedText" style:family="paragraph">
      <style:text-properties style:font-name="Candara" fo:color="#000000" fo:language="en" fo:country="US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HTMLconformatoprevio" style:family="paragraph">
      <style:paragraph-properties fo:background-color="#FFFFFF"/>
      <style:text-properties style:font-name="Candara" fo:color="#000000"/>
    </style:style>
    <style:style style:name="TableRow93" style:family="table-row">
      <style:table-row-properties style:min-row-height="0.2027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PreformattedText" style:family="paragraph">
      <style:text-properties style:font-name="Candara" fo:color="#000000" fo:language="en" fo:country="US"/>
    </style:style>
    <style:style style:name="P96" style:parent-style-name="PreformattedText" style:family="paragraph">
      <style:text-properties style:font-name="Candara" fo:color="#000000" fo:language="en" fo:country="US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HTMLconformatoprevio" style:family="paragraph">
      <style:paragraph-properties fo:background-color="#FFFFFF"/>
      <style:text-properties style:font-name="Candara" fo:color="#000000"/>
    </style:style>
    <style:style style:name="P99" style:parent-style-name="HTMLconformatoprevio" style:family="paragraph">
      <style:paragraph-properties fo:background-color="#FFFFFF"/>
      <style:text-properties style:font-name="Candara" fo:color="#000000"/>
    </style:style>
    <style:style style:name="P100" style:parent-style-name="HTMLconformatoprevio" style:family="paragraph">
      <style:paragraph-properties fo:background-color="#FFFFFF"/>
      <style:text-properties style:font-name="Candara" fo:color="#000000"/>
    </style:style>
    <style:style style:name="TableRow101" style:family="table-row">
      <style:table-row-properties style:min-row-height="0.2826in"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PreformattedText" style:family="paragraph">
      <style:text-properties style:font-name="Candara" fo:color="#000000" fo:language="en" fo:country="US"/>
    </style:style>
    <style:style style:name="P104" style:parent-style-name="PreformattedText" style:family="paragraph">
      <style:text-properties style:font-name="Candara" fo:color="#000000" fo:language="en" fo:country="US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HTMLconformatoprevio" style:family="paragraph">
      <style:paragraph-properties fo:background-color="#FFFFFF"/>
      <style:text-properties style:font-name="Candara" fo:color="#000000"/>
    </style:style>
    <style:style style:name="P107" style:parent-style-name="HTMLconformatoprevio" style:family="paragraph">
      <style:paragraph-properties fo:background-color="#FFFFFF"/>
      <style:text-properties style:font-name="Candara" fo:color="#000000"/>
    </style:style>
    <style:style style:name="P108" style:parent-style-name="HTMLconformatoprevio" style:family="paragraph">
      <style:paragraph-properties fo:background-color="#FFFFFF"/>
      <style:text-properties style:font-name="Candara" fo:color="#000000"/>
    </style:style>
    <style:style style:name="P109" style:parent-style-name="HTMLconformatoprevio" style:family="paragraph">
      <style:paragraph-properties fo:background-color="#FFFFFF"/>
      <style:text-properties style:font-name="Candara" fo:color="#000000"/>
    </style:style>
    <style:style style:name="P110" style:parent-style-name="HTMLconformatoprevio" style:family="paragraph">
      <style:paragraph-properties fo:background-color="#FFFFFF"/>
      <style:text-properties style:font-name="Candara" fo:color="#000000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PreformattedText" style:family="paragraph">
      <style:text-properties style:font-name="Candara" fo:color="#000000" fo:language="en" fo:country="US"/>
    </style:style>
    <style:style style:name="TableRow113" style:family="table-row">
      <style:table-row-properties style:min-row-height="0.2826in"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PreformattedText" style:family="paragraph">
      <style:text-properties style:font-name="Candara" fo:color="#000000" fo:language="en" fo:country="US"/>
    </style:style>
    <style:style style:name="P116" style:parent-style-name="PreformattedText" style:family="paragraph">
      <style:text-properties style:font-name="Candara" fo:color="#000000" fo:language="en" fo:country="US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1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PreformattedText" style:family="paragraph">
      <style:text-properties style:font-name="Candara" fo:color="#000000" fo:language="en" fo:country="US"/>
    </style:style>
    <style:style style:name="TableRow122" style:family="table-row">
      <style:table-row-properties style:min-row-height="0.2826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PreformattedText" style:family="paragraph">
      <style:text-properties style:font-name="Candara" fo:color="#000000" fo:language="en" fo:country="US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PreformattedText" style:family="paragraph">
      <style:text-properties style:font-name="Candara" fo:color="#000000" fo:language="en" fo:country="US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P128" style:parent-style-name="PreformattedText" style:family="paragraph">
      <style:text-properties style:font-name="Candara" fo:color="#000000" fo:language="en" fo:country="US"/>
    </style:style>
    <style:style style:name="TableRow129" style:family="table-row">
      <style:table-row-properties style:min-row-height="0.2826in"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PreformattedText" style:family="paragraph">
      <style:text-properties style:font-name="Candara" fo:color="#000000" fo:language="en" fo:country="US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PreformattedText" style:family="paragraph">
      <style:text-properties style:font-name="Candara" fo:color="#000000" fo:language="en" fo:country="US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PreformattedText" style:family="paragraph">
      <style:text-properties style:font-name="Candara" fo:color="#000000" fo:language="en" fo:country="US"/>
    </style:style>
    <style:style style:name="TableRow136" style:family="table-row">
      <style:table-row-properties style:min-row-height="0.2826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PreformattedText" style:family="paragraph">
      <style:text-properties style:font-name="Candara" fo:color="#000000" fo:language="en" fo:country="US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PreformattedText" style:family="paragraph">
      <style:text-properties style:font-name="Candara" fo:color="#000000" fo:language="en" fo:country="US"/>
    </style:style>
    <style:style style:name="TableRow143" style:family="table-row">
      <style:table-row-properties style:min-row-height="0.2826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PreformattedText" style:family="paragraph">
      <style:text-properties style:font-name="Candara" fo:color="#000000" fo:language="en" fo:country="US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PreformattedText" style:family="paragraph">
      <style:text-properties style:font-name="Candara" fo:color="#000000" fo:language="en" fo:country="US"/>
    </style:style>
    <style:style style:name="TableRow150" style:family="table-row">
      <style:table-row-properties style:min-row-height="0.2826in"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PreformattedText" style:family="paragraph">
      <style:text-properties style:font-name="Candara" fo:color="#000000" fo:language="en" fo:country="US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PreformattedText" style:family="paragraph">
      <style:text-properties style:font-name="Candara" fo:color="#000000" fo:language="en" fo:country="US"/>
    </style:style>
    <style:style style:name="P157" style:parent-style-name="PreformattedText" style:family="paragraph">
      <style:text-properties style:font-name="Candara" fo:color="#000000" fo:language="en" fo:country="US"/>
    </style:style>
    <style:style style:name="TableColumn159" style:family="table-column">
      <style:table-column-properties style:column-width="1.5506in" style:use-optimal-column-width="false"/>
    </style:style>
    <style:style style:name="TableColumn160" style:family="table-column">
      <style:table-column-properties style:column-width="5.8576in" style:use-optimal-column-width="false"/>
    </style:style>
    <style:style style:name="Table158" style:family="table">
      <style:table-properties style:width="7.4083in" fo:margin-left="-0.4708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PreformattedText" style:family="paragraph">
      <style:text-properties style:font-name="Candara" fo:color="#000000"/>
    </style:style>
    <style:style style:name="P169" style:parent-style-name="PreformattedText" style:family="paragraph">
      <style:text-properties style:font-name="Candara" fo:color="#000000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PreformattedText" style:family="paragraph">
      <style:text-properties style:font-name="Candara" fo:color="#000000" fo:language="en" fo:country="US"/>
    </style:style>
    <style:style style:name="P17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7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7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PreformattedText" style:family="paragraph">
      <style:text-properties style:font-name="Candara" fo:color="#000000" fo:language="en" fo:country="US"/>
    </style:style>
    <style:style style:name="P178" style:parent-style-name="PreformattedText" style:family="paragraph">
      <style:text-properties style:font-name="Candara" fo:color="#000000" fo:language="en" fo:country="US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0" style:parent-style-name="HTMLconformatoprevio" style:family="paragraph">
      <style:paragraph-properties fo:background-color="#FFFFFF"/>
      <style:text-properties style:font-name="Candara" fo:color="#000000"/>
    </style:style>
    <style:style style:name="P181" style:parent-style-name="HTMLconformatoprevio" style:family="paragraph">
      <style:paragraph-properties fo:background-color="#FFFFFF"/>
      <style:text-properties style:font-name="Candara" fo:color="#000000"/>
    </style:style>
    <style:style style:name="P182" style:parent-style-name="HTMLconformatoprevio" style:family="paragraph">
      <style:paragraph-properties fo:background-color="#FFFFFF"/>
      <style:text-properties style:font-name="Candara" fo:color="#0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PreformattedText" style:family="paragraph">
      <style:text-properties style:font-name="Candara" fo:color="#000000" fo:language="en" fo:country="US"/>
    </style:style>
    <style:style style:name="P186" style:parent-style-name="PreformattedText" style:family="paragraph">
      <style:text-properties style:font-name="Candara" fo:color="#000000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89" style:parent-style-name="PreformattedText" style:family="paragraph">
      <style:text-properties style:font-name="Candara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PreformattedText" style:family="paragraph">
      <style:text-properties style:font-name="Candara" fo:color="#000000" fo:language="en" fo:country="US"/>
    </style:style>
    <style:style style:name="T193" style:parent-style-name="Fuentedepárrafopredeter." style:family="text">
      <style:text-properties style:font-name="Candara" fo:color="#000000" fo:language="en" fo:country="US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96" style:parent-style-name="HTMLconformatoprevio" style:family="paragraph">
      <style:paragraph-properties fo:background-color="#FFFFFF"/>
    </style:style>
    <style:style style:name="T197" style:parent-style-name="Fuentedepárrafopredeter." style:family="text">
      <style:text-properties style:font-name="Candara" fo:color="#000000" fo:language="en" fo:country="US"/>
    </style:style>
    <style:style style:name="T198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199" style:parent-style-name="Fuentedepárrafopredeter." style:family="text">
      <style:text-properties style:font-name="Candara" fo:color="#000000" fo:language="en" fo:country="US"/>
    </style:style>
    <style:style style:name="P200" style:parent-style-name="HTMLconformatoprevio" style:family="paragraph">
      <style:paragraph-properties fo:background-color="#FFFFFF"/>
    </style:style>
    <style:style style:name="T201" style:parent-style-name="Fuentedepárrafopredeter." style:family="text">
      <style:text-properties style:font-name="Candara" fo:color="#000000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PreformattedText" style:family="paragraph">
      <style:text-properties style:font-name="Candara" fo:color="#000000" fo:language="en" fo:country="US"/>
    </style:style>
    <style:style style:name="P205" style:parent-style-name="PreformattedText" style:family="paragraph">
      <style:text-properties style:font-name="Candara" fo:color="#000000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08" style:parent-style-name="HTMLconformatoprevio" style:family="paragraph">
      <style:paragraph-properties fo:background-color="#FFFFFF"/>
    </style:style>
    <style:style style:name="T209" style:parent-style-name="Fuentedepárrafopredeter." style:family="text">
      <style:text-properties style:font-name="Candara" fo:color="#000000" fo:language="en" fo:country="US"/>
    </style:style>
    <style:style style:name="T210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11" style:parent-style-name="Fuentedepárrafopredeter." style:family="text">
      <style:text-properties style:font-name="Candara" fo:color="#000000" fo:language="en" fo:country="US"/>
    </style:style>
    <style:style style:name="TableRow212" style:family="table-row">
      <style:table-row-properties style:min-row-height="0.2027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PreformattedText" style:family="paragraph">
      <style:text-properties style:font-name="Candara" fo:color="#000000" fo:language="en" fo:country="US"/>
    </style:style>
    <style:style style:name="T215" style:parent-style-name="Fuentedepárrafopredeter." style:family="text">
      <style:text-properties style:font-name="Candara" fo:color="#000000" fo:language="en" fo:country="US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HTMLconformatoprevio" style:family="paragraph">
      <style:paragraph-properties fo:background-color="#FFFFFF"/>
      <style:text-properties style:font-name="Candara" fo:font-style="italic" style:font-style-asian="italic" style:font-style-complex="italic" fo:color="#000000" fo:language="en" fo:country="US"/>
    </style:style>
    <style:style style:name="P21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19" style:parent-style-name="HTMLconformatoprevio" style:family="paragraph">
      <style:paragraph-properties fo:background-color="#FFFFFF"/>
    </style:style>
    <style:style style:name="T220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21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22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23" style:parent-style-name="Fuentedepárrafopredeter." style:family="text">
      <style:text-properties style:font-name="Candara" fo:color="#000000" fo:language="en" fo:country="US"/>
    </style:style>
    <style:style style:name="T224" style:parent-style-name="Fuentedepárrafopredeter." style:family="text">
      <style:text-properties style:font-name="Candara" fo:color="#000000" fo:language="en" fo:country="US"/>
    </style:style>
    <style:style style:name="T225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26" style:parent-style-name="Fuentedepárrafopredeter." style:family="text">
      <style:text-properties style:font-name="Candara" fo:color="#000000" fo:language="en" fo:country="US"/>
    </style:style>
    <style:style style:name="T227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28" style:parent-style-name="Fuentedepárrafopredeter." style:family="text">
      <style:text-properties style:font-name="Candara" fo:color="#000000" fo:language="en" fo:country="US"/>
    </style:style>
    <style:style style:name="T229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30" style:parent-style-name="Fuentedepárrafopredeter." style:family="text">
      <style:text-properties style:font-name="Candara" fo:color="#000000" fo:language="en" fo:country="US"/>
    </style:style>
    <style:style style:name="P231" style:parent-style-name="HTMLconformatoprevio" style:family="paragraph">
      <style:paragraph-properties fo:background-color="#FFFFFF"/>
    </style:style>
    <style:style style:name="T232" style:parent-style-name="Fuentedepárrafopredeter." style:family="text">
      <style:text-properties style:font-name="Candara" fo:color="#000000"/>
    </style:style>
    <style:style style:name="T233" style:parent-style-name="Fuentedepárrafopredeter." style:family="text">
      <style:text-properties style:font-name="Candara" fo:color="#000000" fo:language="en" fo:country="US"/>
    </style:style>
    <style:style style:name="P234" style:parent-style-name="HTMLconformatoprevio" style:family="paragraph">
      <style:paragraph-properties fo:background-color="#FFFFFF"/>
      <style:text-properties style:font-name="Candara" fo:color="#000000"/>
    </style:style>
    <style:style style:name="P235" style:parent-style-name="HTMLconformatoprevio" style:family="paragraph">
      <style:paragraph-properties fo:background-color="#FFFFFF"/>
      <style:text-properties style:font-name="Candara" fo:color="#000000"/>
    </style:style>
    <style:style style:name="P236" style:parent-style-name="HTMLconformatoprevio" style:family="paragraph">
      <style:paragraph-properties fo:background-color="#FFFFFF"/>
      <style:text-properties style:font-name="Candara" fo:color="#000000"/>
    </style:style>
    <style:style style:name="P23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3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PreformattedText" style:family="paragraph">
      <style:text-properties style:font-name="Candara" fo:color="#000000" fo:language="en" fo:country="US"/>
    </style:style>
    <style:style style:name="P242" style:parent-style-name="PreformattedText" style:family="paragraph">
      <style:text-properties style:font-name="Candara" fo:color="#000000" fo:language="en" fo:country="US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4" style:parent-style-name="HTMLconformatoprevio" style:family="paragraph">
      <style:paragraph-properties fo:background-color="#FFFFFF"/>
    </style:style>
    <style:style style:name="T245" style:parent-style-name="Fuentedepárrafopredeter." style:family="text">
      <style:text-properties style:font-name="Candara" fo:color="#000000" fo:language="en" fo:country="US"/>
    </style:style>
    <style:style style:name="T246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660E7A" fo:language="en" fo:country="US"/>
    </style:style>
    <style:style style:name="T247" style:parent-style-name="Fuentedepárrafopredeter." style:family="text">
      <style:text-properties style:font-name="Candara" fo:color="#000000"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PreformattedText" style:family="paragraph">
      <style:text-properties style:font-name="Candara" fo:color="#000000" fo:language="en" fo:country="US"/>
    </style:style>
    <style:style style:name="P251" style:parent-style-name="PreformattedText" style:family="paragraph">
      <style:text-properties style:font-name="Candara" fo:color="#000000" fo:language="en" fo:country="US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HTMLconformatoprevio" style:family="paragraph">
      <style:paragraph-properties fo:background-color="#FFFFFF"/>
      <style:text-properties style:font-name="Candara" fo:color="#000000"/>
    </style:style>
    <style:style style:name="P254" style:parent-style-name="PreformattedText" style:family="paragraph">
      <style:text-properties style:font-name="Candara" fo:color="#000000" fo:language="en" fo:country="U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PreformattedText" style:family="paragraph">
      <style:text-properties style:font-name="Candara" fo:color="#000000" fo:language="en" fo:country="US"/>
    </style:style>
    <style:style style:name="P258" style:parent-style-name="PreformattedText" style:family="paragraph">
      <style:text-properties style:font-name="Candara" fo:color="#000000" fo:language="en" fo:country="US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2" style:parent-style-name="HTMLconformatoprevio" style:family="paragraph">
      <style:paragraph-properties fo:background-color="#FFFFFF"/>
    </style:style>
    <style:style style:name="T263" style:parent-style-name="Fuentedepárrafopredeter." style:family="text">
      <style:text-properties style:font-name="Candara" fo:color="#000000" fo:language="en" fo:country="US"/>
    </style:style>
    <style:style style:name="T264" style:parent-style-name="Fuentedepárrafopredeter." style:family="text">
      <style:text-properties style:font-name="Candara" fo:color="#000000"/>
    </style:style>
    <style:style style:name="P26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6" style:parent-style-name="PreformattedText" style:family="paragraph">
      <style:text-properties style:font-name="Candara" fo:color="#000000" fo:language="en" fo:country="US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PreformattedText" style:family="paragraph">
      <style:text-properties style:font-name="Candara" fo:color="#000000" fo:language="en" fo:country="US"/>
    </style:style>
    <style:style style:name="P270" style:parent-style-name="PreformattedText" style:family="paragraph">
      <style:text-properties style:font-name="Candara" fo:color="#000000" fo:language="en" fo:country="US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4" style:parent-style-name="PreformattedText" style:family="paragraph">
      <style:text-properties style:font-name="Candara" fo:color="#000000" fo:language="en" fo:country="U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PreformattedText" style:family="paragraph">
      <style:text-properties style:font-name="Candara" fo:color="#000000" fo:language="en" fo:country="US"/>
    </style:style>
    <style:style style:name="P278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0" style:parent-style-name="HTMLconformatoprevio" style:family="paragraph">
      <style:paragraph-properties fo:background-color="#FFFFFF"/>
      <style:text-properties style:font-name="Candara" fo:color="#000000"/>
    </style:style>
    <style:style style:name="P281" style:parent-style-name="HTMLconformatoprevio" style:family="paragraph">
      <style:paragraph-properties fo:background-color="#FFFFFF"/>
      <style:text-properties style:font-name="Candara" fo:color="#000000"/>
    </style:style>
    <style:style style:name="P282" style:parent-style-name="PreformattedText" style:family="paragraph">
      <style:text-properties style:font-name="Candara" fo:color="#000000" fo:language="en" fo:country="US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PreformattedText" style:family="paragraph">
      <style:text-properties style:font-name="Candara" fo:color="#000000" fo:language="en" fo:country="US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7" style:parent-style-name="PreformattedText" style:family="paragraph">
      <style:text-properties style:font-name="Candara" fo:color="#000000" fo:language="en" fo:country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PreformattedText" style:family="paragraph">
      <style:text-properties style:font-name="Candara" fo:color="#000000" fo:language="en" fo:country="US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2" style:parent-style-name="PreformattedText" style:family="paragraph">
      <style:text-properties style:font-name="Candara" fo:color="#000000" fo:language="en" fo:country="US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7" style:parent-style-name="PreformattedText" style:family="paragraph">
      <style:text-properties style:font-name="Candara" fo:color="#000000" fo:language="en" fo:country="US"/>
    </style:style>
    <style:style style:name="P298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299" style:parent-style-name="Standard" style:family="paragraph">
      <style:text-properties style:font-name="Candara" fo:color="#000000" fo:font-size="10pt" style:font-size-asian="10pt" style:font-size-complex="10pt"/>
    </style:style>
    <style:style style:name="P300" style:parent-style-name="PreformattedText" style:family="paragraph">
      <style:text-properties style:font-name="Candara" fo:color="#000000"/>
    </style:style>
    <style:style style:name="P301" style:parent-style-name="PreformattedText" style:family="paragraph">
      <style:text-properties style:font-name="Candara" fo:color="#000000"/>
    </style:style>
    <style:style style:name="P302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P303" style:parent-style-name="PreformattedText" style:family="paragraph">
      <style:text-properties style:font-name="Candara" fo:color="#000000"/>
    </style:style>
    <style:style style:name="P304" style:parent-style-name="PreformattedText" style:family="paragraph">
      <style:text-properties style:font-name="Candara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NDROID STUDIO (JAVA)</text:p>
          </table:table-cell>
          <table:table-cell table:style-name="TableCell8">
            <text:p text:style-name="P9"/>
          </table:table-cell>
          <table:table-cell>
            <text:p text:style-name="P9"/>
          </table:table-cell>
        </table:table-row>
        <table:table-row table:style-name="TableRow10">
          <table:table-cell table:style-name="TableCell11">
            <text:p text:style-name="P12">ejercicio</text:p>
          </table:table-cell>
          <table:table-cell table:style-name="TableCell13">
            <text:p text:style-name="P14">tema</text:p>
          </table:table-cell>
          <table:table-cell>
            <text:p text:style-name="P14"/>
          </table:table-cell>
        </table:table-row>
        <table:table-row table:style-name="TableRow15">
          <table:table-cell table:style-name="TableCell16">
            <text:p text:style-name="PreformattedText"><text:span text:style-name="T17">/u2/</text:span><text:span text:style-name="T18">…/</text:span><text:span text:style-name="T19">rittz</text:span></text:p>
            <text:p text:style-name="P20">/PROPINATOR/</text:p>
          </table:table-cell>
          <table:table-cell table:style-name="TableCell21">
            <text:p text:style-name="P22">Numeric Button handler(:45)</text:p>
            <text:p text:style-name="P23">numérico, botón handler(:45)</text:p>
          </table:table-cell>
          <table:table-cell>
            <text:p text:style-name="P23"/>
          </table:table-cell>
        </table:table-row>
        <table:table-row table:style-name="TableRow24">
          <table:table-cell table:style-name="TableCell25">
            <text:p text:style-name="P26">/u2/…/rittz</text:p>
            <text:p text:style-name="P27">/ROCKPAPERSCISSORS/</text:p>
          </table:table-cell>
          <table:table-cell table:style-name="TableCell28">
            <text:p text:style-name="P29">trigger Restart Actions disparador de reseteo (:66)</text:p>
            <text:p text:style-name="P30">alert confirm alert dialog<text:s/>builder (:79)<text:s/></text:p>
            <text:p text:style-name="P31">enum selection selección (:26)</text:p>
            <text:p text:style-name="P32">handler manejador ( rockPaperScissorsHandler Piedra papel (:127)</text:p>
            <text:p text:style-name="P33"><text:span text:style-name="T34">assigning Selection by user selección usuario Selection (:157)</text:span></text:p>
          </table:table-cell>
          <table:table-cell>
            <text:p text:style-name="P33"/>
          </table:table-cell>
        </table:table-row>
        <table:table-row table:style-name="TableRow35">
          <table:table-cell table:style-name="TableCell36">
            <text:p text:style-name="P37">/u2/…/rittz</text:p>
            <text:p text:style-name="PreformattedText"><text:span text:style-name="T38">/CITAS/</text:span></text:p>
          </table:table-cell>
          <table:table-cell table:style-name="TableCell39">
            <text:p text:style-name="P40">Calendar calendario instance (:53)<text:s/></text:p>
            <text:p text:style-name="P41">date picker datePicker fecha (:63)<text:s/></text:p>
            <text:p text:style-name="P42">onDateSet date set (:68)<text:s/></text:p>
            <text:p text:style-name="P43">timePickerDialog time picker dialog (:99)<text:line-break/>alert dialog builder alerta (:137)</text:p>
            <text:p text:style-name="P44"><text:span text:style-name="T45">myFragment fragment (:189)</text:span></text:p>
          </table:table-cell>
          <table:table-cell>
            <text:p text:style-name="P44"/>
          </table:table-cell>
        </table:table-row>
        <table:table-row table:style-name="TableRow46">
          <table:table-cell table:style-name="TableCell47">
            <text:p text:style-name="P48">/u2/…/rittz</text:p>
            <text:p text:style-name="P49">/NAME COLORS/</text:p>
          </table:table-cell>
          <table:table-cell table:style-name="TableCell50">
            <text:p text:style-name="P51">setOnSeekBarChangeListener(:77)</text:p>
            <text:p text:style-name="P52">onProgressChanged (:79)</text:p>
            <text:p text:style-name="P53">onStartTrackingTouch seekbar(:72)</text:p>
          </table:table-cell>
          <table:table-cell>
            <text:p text:style-name="P53"/>
          </table:table-cell>
        </table:table-row>
        <table:table-row table:style-name="TableRow54">
          <table:table-cell table:style-name="TableCell55">
            <text:p text:style-name="P56">/u2/…/rittz</text:p>
            <text:p text:style-name="PreformattedText"><text:span text:style-name="T57">/FIBONACCI LAUNCHER/</text:span></text:p>
          </table:table-cell>
          <table:table-cell table:style-name="TableCell58">
            <text:p text:style-name="P59">ActivityResultLauncher laucher (:36)</text:p>
            <text:p text:style-name="P60">Intent.getStringExtra (ACTIVITY2 :23)</text:p>
            <text:p text:style-name="P61">putExtra(ACTIVITY_2 :39)</text:p>
          </table:table-cell>
          <table:table-cell>
            <text:p text:style-name="P61"/>
          </table:table-cell>
        </table:table-row>
        <table:table-row table:style-name="TableRow62">
          <table:table-cell table:style-name="TableCell63">
            <text:p text:style-name="P64">/u2/…/rittz</text:p>
            <text:p text:style-name="PreformattedText"><text:span text:style-name="T65">/ICE CREAM/</text:span></text:p>
          </table:table-cell>
          <table:table-cell table:style-name="TableCell66">
            <text:p text:style-name="P67">Container containersList (:30)<text:line-break/>ArrayAdapter&lt;Container&gt; (:35)</text:p>
            <text:p text:style-name="P68"><text:span text:style-name="T69">crear<text:s/></text:span><text:span text:style-name="T70">spinnerContainer (:29)</text:span></text:p>
          </table:table-cell>
          <table:table-cell>
            <text:p text:style-name="P68"/>
          </table:table-cell>
        </table:table-row>
        <table:table-row table:style-name="TableRow71">
          <table:table-cell table:style-name="TableCell72">
            <text:p text:style-name="P73">/u3/…/rittz</text:p>
            <text:p text:style-name="P74">/IMPLICIT INTENTS/</text:p>
          </table:table-cell>
          <table:table-cell table:style-name="TableCell75">
            <text:p text:style-name="P76">Implicit intents .setData (:43)</text:p>
            <text:p text:style-name="P77">ACTION_DIAL , DIAL_OUT (:34)</text:p>
            <text:p text:style-name="P78"/>
          </table:table-cell>
          <table:table-cell>
            <text:p text:style-name="P78"/>
          </table:table-cell>
        </table:table-row>
        <table:table-row table:style-name="TableRow79">
          <table:table-cell table:style-name="TableCell80">
            <text:p text:style-name="P81">/u3/…/rittz</text:p>
            <text:p text:style-name="P82">/LETTER ANALYSIS/</text:p>
          </table:table-cell>
          <table:table-cell table:style-name="TableCell83">
            <text:p text:style-name="P84">ActivityResultLauncher (:33)</text:p>
            <text:p text:style-name="P85"/>
            <text:p text:style-name="P86"/>
          </table:table-cell>
          <table:table-cell>
            <text:p text:style-name="P86"/>
          </table:table-cell>
        </table:table-row>
        <table:table-row table:style-name="TableRow87">
          <table:table-cell table:style-name="TableCell88">
            <text:p text:style-name="P89">/u3/…/rittz</text:p>
            <text:p text:style-name="P90">/MONSTER/</text:p>
          </table:table-cell>
          <table:table-cell table:style-name="TableCell91">
            <text:p text:style-name="P92">Serializable (ACTIVITY2 :24)</text:p>
          </table:table-cell>
          <table:table-cell>
            <text:p text:style-name="P92"/>
          </table:table-cell>
        </table:table-row>
        <table:table-row table:style-name="TableRow93">
          <table:table-cell table:style-name="TableCell94">
            <text:p text:style-name="P95">/u3/…/rittz</text:p>
            <text:p text:style-name="P96">/PRIME ACTIVITY RESULT LAUNCHER/</text:p>
          </table:table-cell>
          <table:table-cell table:style-name="TableCell97">
            <text:p text:style-name="P98">ActivityResultLauncher (:41)</text:p>
            <text:p text:style-name="P99">getResultCode</text:p>
            <text:p text:style-name="P100"/>
          </table:table-cell>
          <table:table-cell>
            <text:p text:style-name="P100"/>
          </table:table-cell>
        </table:table-row>
        <table:table-row table:style-name="TableRow101">
          <table:table-cell table:style-name="TableCell102">
            <text:p text:style-name="P103">/u3/…/rittz</text:p>
            <text:p text:style-name="P104">/SELECT CHARACTER AND WEAPON/</text:p>
          </table:table-cell>
          <table:table-cell table:style-name="TableCell105">
            <text:p text:style-name="P106">ActivityResultLauncher (:54)</text:p>
            <text:p text:style-name="P107">Handler (:90)</text:p>
            <text:p text:style-name="P108">setImageResource(:120)</text:p>
            <text:p text:style-name="P109">R.drawable</text:p>
            <text:p text:style-name="P110">Handler (ACTIVITY2 :69)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/u4/…/rittz</text:p>
            <text:p text:style-name="P116">/PING PONG/</text:p>
          </table:table-cell>
          <table:table-cell table:style-name="TableCell117">
            <text:p text:style-name="P118">(FRAGMENT PONG) = Bundle(:47)<text:s/>handler(:82)</text:p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LOCALIZACIÓN</text:p>
          </table:table-cell>
          <table:table-cell table:style-name="TableCell164">
            <text:p text:style-name="P165">FUNCIONES ÚTILES / COPIA PEGA<text:s/></text:p>
          </table:table-cell>
        </table:table-row>
        <table:table-row table:style-name="TableRow166">
          <table:table-cell table:style-name="TableCell167">
            <text:p text:style-name="P168">/u2//rittz</text:p>
            <text:p text:style-name="P169">/CALCULATOR/</text:p>
          </table:table-cell>
          <table:table-cell table:style-name="TableCell170">
            <text:p text:style-name="P171">.isChecked() (:42)</text:p>
            <text:p text:style-name="P172">.putExtra (:52)</text:p>
            <text:p text:style-name="P173">.setChecked() (:32)</text:p>
            <text:p text:style-name="P174">USO DE getString del R.string string.xml(:43)</text:p>
          </table:table-cell>
        </table:table-row>
        <table:table-row table:style-name="TableRow175">
          <table:table-cell table:style-name="TableCell176">
            <text:p text:style-name="P177">/u2/…/rittz</text:p>
            <text:p text:style-name="P178">/FIBONACCI LAUNCHER/</text:p>
          </table:table-cell>
          <table:table-cell table:style-name="TableCell179">
            <text:p text:style-name="P180">getIntExtra (:41)</text:p>
            <text:p text:style-name="P181">getData (:40)</text:p>
            <text:p text:style-name="P182">toast (:47)</text:p>
          </table:table-cell>
        </table:table-row>
        <table:table-row table:style-name="TableRow183">
          <table:table-cell table:style-name="TableCell184">
            <text:p text:style-name="P185">/u2/…/rittz</text:p>
            <text:p text:style-name="P186">/ROCKPAPERSCISSORS/</text:p>
          </table:table-cell>
          <table:table-cell table:style-name="TableCell187">
            <text:p text:style-name="P188">Switch (:32)</text:p>
            <text:p text:style-name="P189"/>
          </table:table-cell>
        </table:table-row>
        <table:table-row table:style-name="TableRow190">
          <table:table-cell table:style-name="TableCell191">
            <text:p text:style-name="P192">/u3/…/rittz</text:p>
            <text:p text:style-name="PreformattedText"><text:span text:style-name="T193">/LANZADOR ACTIVITY</text:span></text:p>
          </table:table-cell>
          <table:table-cell table:style-name="TableCell194">
            <text:p text:style-name="P195">Cast a textview (TextView) (SECOND_ACTIVITY :20)</text:p>
            <text:p text:style-name="P196"><text:span text:style-name="T197">ButtonLaunch, Intent i =<text:s/></text:span><text:span text:style-name="T198">new<text:s/></text:span><text:span text:style-name="T199">Intent(etc<text:s/></text:span></text:p>
            <text:p text:style-name="P200"><text:span text:style-name="T201">setMax</text:span></text:p>
          </table:table-cell>
        </table:table-row>
        <table:table-row table:style-name="TableRow202">
          <table:table-cell table:style-name="TableCell203">
            <text:p text:style-name="P204">/u3/…/rittz</text:p>
            <text:p text:style-name="P205">/LETTERANALYSIS/<text:s/></text:p>
          </table:table-cell>
          <table:table-cell table:style-name="TableCell206">
            <text:p text:style-name="P207">//Activity2</text:p>
            <text:p text:style-name="P208"><text:span text:style-name="T209">Map , containsKey,<text:s/></text:span><text:span text:style-name="T210">isAlphabetic,<text:s/></text:span><text:span text:style-name="T211">containsKey, put, Map.Entry, compareTo, sort, getKey</text:span></text:p>
          </table:table-cell>
        </table:table-row>
        <table:table-row table:style-name="TableRow212">
          <table:table-cell table:style-name="TableCell213">
            <text:p text:style-name="P214">/u3/…/rittz</text:p>
            <text:p text:style-name="PreformattedText"><text:span text:style-name="T215">/LETTERANALYSIS/<text:s/></text:span></text:p>
          </table:table-cell>
          <table:table-cell table:style-name="TableCell216">
            <text:p text:style-name="P217">//defining range of seekBar objects<text:s/></text:p>
            <text:p text:style-name="P218">setMax (MAIN)</text:p>
            <text:p text:style-name="P219"><text:span text:style-name="T220">//setting random color</text:span><text:span text:style-name="T221"><text:line-break/></text:span><text:span text:style-name="T222">seekBarRed</text:span><text:span text:style-name="T223">.setProgress</text:span><text:span text:style-name="T224">((</text:span><text:span text:style-name="T225">int</text:span><text:span text:style-name="T226">)(Math.</text:span><text:span text:style-name="T227">random</text:span><text:span text:style-name="T228">() *<text:s/></text:span><text:span text:style-name="T229">MAX_RGB_VALUE</text:span><text:span text:style-name="T230">));(MAIN)</text:span></text:p>
            <text:p text:style-name="P231"><text:span text:style-name="T232">getProgress<text:s/></text:span><text:span text:style-name="T233">(MAIN)</text:span></text:p>
            <text:p text:style-name="P234">---------</text:p>
            <text:p text:style-name="P235">getSerializableExtra (ACTIVITY2)</text:p>
            <text:p text:style-name="P236"/>
            <text:p text:style-name="P237"/>
            <text:p text:style-name="P238"/>
          </table:table-cell>
        </table:table-row>
        <table:table-row table:style-name="TableRow239">
          <table:table-cell table:style-name="TableCell240">
            <text:p text:style-name="P241">/u3/…/rittz</text:p>
            <text:p text:style-name="P242">/MONSTER/</text:p>
          </table:table-cell>
          <table:table-cell table:style-name="TableCell243">
            <text:p text:style-name="P244"><text:span text:style-name="T245">getWindow().getDecorView().setBackgroundColor(Color.</text:span><text:span text:style-name="T246">BLACK</text:span><text:span text:style-name="T247">); (ACTIVITY2 :38)</text:span></text:p>
          </table:table-cell>
        </table:table-row>
        <table:table-row table:style-name="TableRow248">
          <table:table-cell table:style-name="TableCell249">
            <text:p text:style-name="P250">/u3/…/rittz</text:p>
            <text:p text:style-name="P251">/PRIME ACTIVITY RESULT LAUNCHER/</text:p>
          </table:table-cell>
          <table:table-cell table:style-name="TableCell252">
            <text:p text:style-name="P253">isPrime()</text:p>
            <text:p text:style-name="P254"/>
          </table:table-cell>
        </table:table-row>
        <table:table-row table:style-name="TableRow255">
          <table:table-cell table:style-name="TableCell256">
            <text:p text:style-name="P257">/u3/…/rittz</text:p>
            <text:p text:style-name="P258">/SELECT CHARACTER AND WEAPON/</text:p>
          </table:table-cell>
          <table:table-cell table:style-name="TableCell259">
            <text:p text:style-name="P260">getId() getTag() get()setImageResource()</text:p>
            <text:p text:style-name="P261">-----</text:p>
            <text:p text:style-name="P262"><text:span text:style-name="T263">(ACTIVITY2)getStringArrayListExtra<text:s/></text:span><text:span text:style-name="T264">setColorFilter putExtra</text:span></text:p>
            <text:p text:style-name="P265"/>
            <text:p text:style-name="P266"/>
          </table:table-cell>
        </table:table-row>
        <table:table-row table:style-name="TableRow267">
          <table:table-cell table:style-name="TableCell268">
            <text:p text:style-name="P269">/u4/…/rittz</text:p>
            <text:p text:style-name="P270">/PING PONG/</text:p>
          </table:table-cell>
          <table:table-cell table:style-name="TableCell271">
            <text:p text:style-name="P272">(FRAGMENT PONG)<text:s/>=<text:s/>putString<text:s/>/<text:s/>setArguments / getArguments / generateRandomColor(:103)</text:p>
            <text:p text:style-name="P273"/>
            <text:p text:style-name="P274"/>
          </table:table-cell>
        </table:table-row>
        <table:table-row table:style-name="TableRow275">
          <table:table-cell table:style-name="TableCell276">
            <text:p text:style-name="P277">u4/…/rittz</text:p>
            <text:p text:style-name="P278">/FOUR MONSTERS/</text:p>
          </table:table-cell>
          <table:table-cell table:style-name="TableCell279">
            <text:p text:style-name="P280">generateRandomMonsterName randomPositionWithinArray<text:s/></text:p>
            <text:p text:style-name="P281"/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</table:table>
      <text:p text:style-name="P298"/>
      <text:p text:style-name="P299"/>
      <text:p text:style-name="P300"/>
      <text:p text:style-name="P301"/>
      <text:p text:style-name="P302">Importante:</text:p>
      <text:p text:style-name="P303"/>
      <text:p text:style-name="P3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2-01T12:31:00Z</dc:date>
    <meta:template xlink:href="Normal.dotm" xlink:type="simple"/>
    <meta:editing-cycles>9</meta:editing-cycles>
    <meta:editing-duration>PT5160S</meta:editing-duration>
    <meta:document-statistic meta:page-count="2" meta:paragraph-count="5" meta:word-count="439" meta:character-count="2849" meta:row-count="20" meta:non-whitespace-character-count="2415"/>
  </office:meta>
</office:document-meta>
</file>